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 office:value-type="string" calcext:value-type="string">
            <text:p>Calcul du sens de variation d’une suite d’entiers positifs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 office:value-type="string" calcext:value-type="string">
            <text:p>Les valeurs de la suite sont supposées sans erreur (ce sont bien des entiers positifs).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 office:value-type="string" calcext:value-type="string">
            <text:p>Saisir une à une les valeurs entières et terminer la saisie par -1.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 office:value-type="string" calcext:value-type="string">
            <text:p>aucune valeur</text:p>
          </table:table-cell>
          <table:table-cell table:style-name="ce38" office:value-type="string" calcext:value-type="string">
            <text:p>erreur liste vide</text:p>
          </table:table-cell>
          <table:table-cell table:style-name="ce38" office:value-type="string" calcext:value-type="string">
            <text:p>suite non monotone</text:p>
          </table:table-cell>
          <table:table-cell table:style-name="ce38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 office:value-type="string" calcext:value-type="string">
            <text:p>une seule valeur : 5</text:p>
          </table:table-cell>
          <table:table-cell table:style-name="ce38" office:value-type="string" calcext:value-type="string">
            <text:p>suite constante</text:p>
          </table:table-cell>
          <table:table-cell table:style-name="ce47" office:value-type="string" calcext:value-type="string">
            <text:p>suite non monotone</text:p>
          </table:table-cell>
          <table:table-cell table:style-name="ce47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 office:value-type="string" calcext:value-type="string">
            <text:p>1, 2, 3</text:p>
          </table:table-cell>
          <table:table-cell table:style-name="ce38" office:value-type="string" calcext:value-type="string">
            <text:p>suite croissante</text:p>
          </table:table-cell>
          <table:table-cell table:style-name="ce47" office:value-type="string" calcext:value-type="string">
            <text:p>suite croissante</text:p>
          </table:table-cell>
          <table:table-cell table:style-name="ce47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 office:value-type="string" calcext:value-type="string">
            <text:p>3, 2, 1</text:p>
          </table:table-cell>
          <table:table-cell table:style-name="ce38" office:value-type="string" calcext:value-type="string">
            <text:p>suite décroissante</text:p>
          </table:table-cell>
          <table:table-cell table:style-name="ce47" office:value-type="string" calcext:value-type="string">
            <text:p>suite décroissante</text:p>
          </table:table-cell>
          <table:table-cell table:style-name="ce47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9" office:value-type="string" calcext:value-type="string">
            <text:p>3, 1, 2</text:p>
          </table:table-cell>
          <table:table-cell table:style-name="ce38" office:value-type="string" calcext:value-type="string">
            <text:p>suite non monotone</text:p>
          </table:table-cell>
          <table:table-cell table:style-name="ce47" office:value-type="string" calcext:value-type="string">
            <text:p>suite décroissante</text:p>
          </table:table-cell>
          <table:table-cell table:style-name="ce47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9" office:value-type="string" calcext:value-type="string">
            <text:p>3, 3, 3</text:p>
          </table:table-cell>
          <table:table-cell table:style-name="ce38" office:value-type="string" calcext:value-type="string">
            <text:p>suite constante</text:p>
          </table:table-cell>
          <table:table-cell table:style-name="ce47" office:value-type="string" calcext:value-type="string">
            <text:p>suite constante</text:p>
          </table:table-cell>
          <table:table-cell table:style-name="ce47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9" office:value-type="string" calcext:value-type="string">
            <text:p>1, 2, 2</text:p>
          </table:table-cell>
          <table:table-cell table:style-name="ce38" office:value-type="string" calcext:value-type="string">
            <text:p>suite croissante</text:p>
          </table:table-cell>
          <table:table-cell table:style-name="ce47" office:value-type="string" calcext:value-type="string">
            <text:p>suite croissante</text:p>
          </table:table-cell>
          <table:table-cell table:style-name="ce48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38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39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5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5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8:07:42.704928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18T18:10:51.933522094</dc:date>
    <meta:editing-duration>PT35M46S</meta:editing-duration>
    <meta:editing-cycles>9</meta:editing-cycles>
    <meta:document-statistic meta:table-count="1" meta:cell-count="46" meta:object-count="0"/>
  </office:meta>
</office:document-meta>
</file>